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O'Brien</text:p>
      <text:p text:style-name="P1">Homework 3</text:p>
      <text:p text:style-name="P1">Program Write up</text:p>
      <text:p text:style-name="P1"/>
      <text:p text:style-name="P1"/>
      <text:p text:style-name="P2"><text:tab/>The very first thing for this assignment was to read in a file of a list of songs, with known delimiters and information. It was important to remember to “PRIME THE PUMP!”(I imagine Karla yelling that whenever I think or say that, thanks 162), and set all of the first song's information to a node, before going into the while loop for end of file. Then transferring all the other data to nodes and linking them up according. Each time a new song was taken in, it's title was hashed for an index. This index was the sort of “head” from a linear linked list. After that it was simple to display the full table, using the index position, and a display function like a linear linked list would have to show all the nodes. Retrieval would grab a node dependent on the title to gain access to the right index, then compare it to the nodes, and copy that node's data into an empty node that's passed it. It was helpful for me to think of two exactly the same boxes, one empty, one with stuff. You take the one with stuff, and copy all of that stuff into the empty box, which you then give to someone to share with, and the original box is untouched. Delete would go along the same lines as retrieve, except the comparison would lead to a delete and reconnection, accounting for base cases.</text:p>
      <text:p text:style-name="P2"><text:tab/>I felt like the biggest problems from the assignment came from the “key word” search that needed to be implemented. Building the ADT wasn't that difficult, and implementing the hash function was a bit of trial and error. I originally created a table that was far too large using a big prime number. But since my data set wasn't the largest of size, I ended up with pretty much one song for each index, which I felt defeated the point of the assignment. After settling on a smaller size, I felt like the overall spread of the songs was much better. My file in read all of the information in correctly into different nodes, but I wasn't able to break the “title” of each song and save a node for each bit of the title. This was my original plan, break the title into individual words, for each word have the song's information stored into a node. This would end up with duplicate nodes, but it would allow for the search “key word” to find that node's information. I then ran into problems with retrieval. Since the search was again by key word and not just the title, if that song was retrieved by a different word, the amount of retrievals wouldn't be accurate for the song itself. It would end up splitting the retrievals between the two nodes. Since this was unable to be fixed, I stuck with a method I knew would work, and accurately change the retrievals for each song. It wasn't exactly right since it had to be the exact title of the song, and not just the key word for the song, but it handled all of the information correctly, and the hash table was still built, traversed, and able to delete/retrieve without any extra issues coming up. That moment when your program compiles and works, so good.</text:p>
      <text:p text:style-name="P2"><text:tab/>I don't really know if there would be a better ADT to handle this information. A stack or queue would cut down on runtime performance, but it would remove the issues of duplicate nodes, and inaccurate retrieval numbers. And a tree would hit the same issues as the table. Trying to save the title into different pieces to allow for a comparison when searching by a specific word. Though thinking more into it, the strtok function could have been used to compare each specific portion of a title to a keyword, and that could return a retrieval, and keep track. This would also remove the need for multiple nodes of the same information. But that can be stored under the “if I hand more time” option. I would also need to figure out how to use strtok in a more accurate way, because my understanding of that function is very limited, and I only tried using it thanks to the discussion board on D2L.</text:p>
      <text:p text:style-name="P2"><text:tab/>I believe my design handles the file in very well, and efficiently passed it throughout the table. When I ran my test file with my function there seemed to be a rather even spread between the indexes. Granted the fourth index was lacking in nodes compared to second and third, but I'm going to chalk that up to a limited data set size. I didn't want to go overboard with the test sample, because the display would be more difficult to see in that case.</text:p>
      <text:p text:style-name="P2"><text:soft-page-break/><text:tab/>If I hadn't run myself out of time, I would have liked to get the keyword search to run properly, and not create duplicate nodes because of these keywords. When I ended up trying to fix one problem, I quickly created another one for myself, and another. I ended up going with what I knew worked for the ADT I was trying to build, to show that I could actually build, display, retrieve, and delete from this ADT without causing more problems to myself.</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9T00:37:53.25</meta:creation-date>
    <meta:document-statistic meta:table-count="0" meta:image-count="0" meta:object-count="0" meta:page-count="2" meta:paragraph-count="9" meta:word-count="894" meta:character-count="4832"/>
    <dc:date>2014-11-19T00:59:39.23</dc:date>
    <meta:editing-duration>PT5M45S</meta:editing-duration>
    <meta:editing-cycles>1</meta:editing-cycles>
    <meta:generator>OpenOffice/4.1.0$Win32 OpenOffice.org_project/410m18$Build-9764</meta:generator>
  </office:meta>
</office:document-meta>
</file>